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ee9" officeooo:paragraph-rsid="001ece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00:40:10.416074293</meta:creation-date>
    <dc:date>2024-06-20T00:40:23.961674205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24.2.3.2$Linux_X86_64 LibreOffice_project/420$Build-2</meta:generator>
  </office:meta>
</office:document-meta>
</file>